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list-style-name="L1"/>
    <style:style style:name="P2" style:family="paragraph" style:list-style-name="L2"/>
    <style:style style:name="P3" style:family="paragraph" style:list-style-name="L3"/>
    <style:style style:name="P4" style:family="paragraph" style:parent-style-name="Text_20_body">
      <style:paragraph-properties fo:padding="0.0193in" fo:border="0.06pt solid #d9d9e3"/>
    </style:style>
    <style:style style:name="P5" style:family="paragraph" style:list-style-name="L5"/>
    <style:style style:name="P6" style:family="paragraph" style:parent-style-name="Text_20_body" style:list-style-name="L5">
      <style:text-properties officeooo:paragraph-rsid="000aacd9"/>
    </style:style>
    <style:style style:name="P7" style:family="paragraph" style:parent-style-name="Text_20_body">
      <style:paragraph-properties fo:padding="0.0193in" fo:border="0.06pt solid #d9d9e3"/>
      <style:text-properties officeooo:rsid="000c991d" officeooo:paragraph-rsid="000c991d"/>
    </style:style>
    <style:style style:name="P8" style:family="paragraph" style:parent-style-name="Text_20_body">
      <style:paragraph-properties fo:padding="0.0193in" fo:border="0.06pt solid #d9d9e3"/>
      <style:text-properties officeooo:paragraph-rsid="000c991d"/>
    </style:style>
    <style:style style:name="T1" style:family="text">
      <style:text-properties fo:font-variant="normal" fo:text-transform="none" fo:color="#d1d5db" loext:opacity="100%" style:font-name="S hne" fo:font-size="9.60000038146973pt" fo:letter-spacing="normal" fo:font-style="normal" fo:font-weight="normal"/>
    </style:style>
    <style:style style:name="T2" style:family="text">
      <style:text-properties fo:font-variant="normal" fo:text-transform="none" fo:color="#d1d5db" loext:opacity="100%" fo:font-size="9.60000038146973pt" fo:letter-spacing="normal" fo:font-style="normal" fo:font-weight="normal"/>
    </style:style>
    <style:style style:name="T3" style:family="text">
      <style:text-properties fo:font-variant="normal" fo:text-transform="none" fo:color="#d1d5db" loext:opacity="100%" fo:letter-spacing="normal" fo:font-style="normal" fo:font-weight="normal"/>
    </style:style>
    <style:style style:name="T4" style:family="text">
      <style:text-properties fo:font-variant="normal" fo:text-transform="none" fo:color="#d1d5db" loext:opacity="100%" fo:font-size="12pt" fo:letter-spacing="normal" fo:font-style="normal" fo:font-weight="normal" style:font-size-asian="12pt" style:font-size-complex="12pt"/>
    </style:style>
    <style:style style:name="T5" style:family="text">
      <style:text-properties fo:font-size="12pt" style:font-size-asian="12pt" style:font-size-complex="12pt"/>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officeooo:rsid="000c991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ource_20_Text"/></text:p>
      <text:p text:style-name="Standard"><text:span text:style-name="Source_20_Text"/></text:p>
      <text:p text:style-name="Standard"/>
      <text:list xml:id="list538973567" text:style-name="L5">
        <text:list-item>
          <text:p text:style-name="Text_20_body">Take the Wheel: Own Your Life and Your Choices</text:p>
        </text:list-item>
        <text:list-item>
          <text:p text:style-name="Text_20_body">Set Your Sights: Determine Your Goals and Pursue Them</text:p>
        </text:list-item>
        <text:list-item>
          <text:p text:style-name="Text_20_body">Embrace the Unknown: Use Change and Uncertainty as Fuel for Growth</text:p>
        </text:list-item>
        <text:list-item>
          <text:p text:style-name="Text_20_body">Learn from the Journey: Use Your Failures as a Path to Success</text:p>
        </text:list-item>
        <text:list-item>
          <text:p text:style-name="Text_20_body">Mind Over Matter: Cultivate a Growth Mindset and Believe in Your Own Potential</text:p>
        </text:list-item>
        <text:list-item>
          <text:p text:style-name="Text_20_body">The Power of Gratitude: Focus on the Positive Aspects of Your Life</text:p>
        </text:list-item>
        <text:list-item>
          <text:p text:style-name="Text_20_body">Find Your North Star: Seek Meaning and Purpose in Your Life and Work</text:p>
        </text:list-item>
        <text:list-item>
          <text:p text:style-name="Text_20_body">Self-Mastery: Practice Self-Discipline and Self-Control</text:p>
        </text:list-item>
        <text:list-item>
          <text:p text:style-name="Text_20_body">Stand Up for What You Believe In: Develop Strong Personal Values and Live by Them</text:p>
        </text:list-item>
        <text:list-item>
          <text:p text:style-name="Text_20_body">The Golden Rule: Practice Kindness and Compassion towards Others</text:p>
        </text:list-item>
        <text:list-item>
          <text:p text:style-name="Text_20_body">Build Your Support System: Foster Strong, Supportive Relationships with Others</text:p>
        </text:list-item>
        <text:list-item>
          <text:p text:style-name="Text_20_body">Invest in Your Well-Being: Take Care of Your Physical and Mental Health</text:p>
        </text:list-item>
        <text:list-item>
          <text:p text:style-name="Text_20_body">Emotional Intelligence: Learn to Manage Your Emotions Effectively</text:p>
        </text:list-item>
        <text:list-item>
          <text:p text:style-name="Text_20_body">Let Go and Move On: Practice Forgiveness and Release Grudges</text:p>
        </text:list-item>
        <text:list-item>
          <text:p text:style-name="Text_20_body">The Phoenix Rising: Cultivate Resilience and the Ability to Bounce Back from Challenges</text:p>
        </text:list-item>
        <text:list-item>
          <text:p text:style-name="Text_20_body">Find Your Balance: Seek Harmony in All Areas of Your Life</text:p>
        </text:list-item>
        <text:list-item>
          <text:p text:style-name="Text_20_body">Mindfulness in Action: Practice Being Present in the Moment</text:p>
        </text:list-item>
        <text:list-item>
          <text:p text:style-name="Text_20_body">Reflect and Grow: Take Time for Self-Reflection and Introspection</text:p>
        </text:list-item>
        <text:list-item>
          <text:p text:style-name="Text_20_body">Step Out of Your Comfort Zone: Seek Out Challenges and Push Your Limits</text:p>
        </text:list-item>
        <text:list-item>
          <text:p text:style-name="Text_20_body">Keep an Open Mind: Be Willing to Consider New Ideas and Perspectives</text:p>
        </text:list-item>
        <text:list-item>
          <text:p text:style-name="Text_20_body">The Journey Never Ends: Make Personal Growth and Development a Lifelong Pursuit</text:p>
        </text:list-item>
      </text:list>
      <text:p text:style-name="Text_20_body"/>
      <text:list xml:id="list231031078400816" text:continue-numbering="true" text:style-name="L5">
        <text:list-header>
          <text:p text:style-name="P6"><text:span text:style-name="Source_20_Text"><text:span text:style-name="T8">Take the Wheel: Own Your Life and Your Choices</text:span></text:span></text:p>
        </text:list-header>
      </text:list>
      <text:p text:style-name="Text_20_body"><text:span text:style-name="Source_20_Text"><text:span text:style-name="T7">As you journey through life, it is important to remember that you are the creator of your own reality. You are the captain of your own ship, and it is up to you to chart your course and navigate the waters. Don't let anyone else hold the reins. Instead, embrace your personal autonomy and take control of your own destiny. Make your choices wisely and with purpose, and stay true to your values as you strive to create the life and future you desire.</text:span></text:span></text:p>
      <text:p text:style-name="Text_20_body"><text:soft-page-break/><text:span text:style-name="Source_20_Text">Life is a journey, and you are the captain of your own ship. It's up to you to chart your course and navigate the waters. Don't let anyone else hold the reins. You have the power to determine your own destiny, so make your choices wisely and with purpose.</text:span></text:p>
      <text:p text:style-name="P4">But first, it's important to understand that you are responsible for your own life. That means you are responsible for the choices you make and the actions you take. It may be tempting to blame others or external circumstances for your problems, but ultimately, it is up to you to take charge and steer your own life in the direction you want to go.</text:p>
      <text:p text:style-name="P4">This may sound intimidating or overwhelming, but it is also incredibly empowering. When you take responsibility for your own life, you gain control over your own happiness and success. You are no longer a victim of circumstance, but rather the master of your own fate.</text:p>
      <text:p text:style-name="P4">Of course, this doesn't mean you have complete control over everything that happens to you. Life is unpredictable, and there will always be external factors that you can't control. But by taking responsibility for your own life and steering your own ship, you can navigate through whatever challenges come your way and chart a course towards the future you desire.</text:p>
      <text:p text:style-name="P4">It's also important to understand that we all have a shadow side - the unconscious aspects of ourselves that we may not fully understand or acknowledge. As Carl Jung famously said, "Everything that is not brought to consciousness appears in the world as fate." By bringing these unconscious aspects to light and integrating them into our conscious awareness, we can gain greater control over our lives and make more authentic and meaningful choices.</text:p>
      <text:p text:style-name="P4">So how do you take responsibility for your life and steer your own ship? Here are a few tips to get you started:</text:p>
      <text:p text:style-name="P4">Set goals for yourself. Whether they are short-term or long-term, having clear goals will give you something to work towards and help you stay focused. Make sure your goals are <text:span text:style-name="T9">S</text:span>pecific, <text:span text:style-name="T9">M</text:span>easurable, <text:span text:style-name="T9">A</text:span>chievable, <text:span text:style-name="T9">R</text:span>elevant, and <text:span text:style-name="T9">T</text:span>ime-bound (SMART).</text:p>
      <text:p text:style-name="P4">Take action. It's easy to get stuck in a rut and fall into the habit of just going through the motions. But if you want to see change in your life and chart your own course, you have to be willing to take action. This means making decisions, taking risks, and putting in the effort to make your goals a reality.</text:p>
      <text:p text:style-name="P4">Learn from your mistakes. No one is perfect, and it's inevitable that you will make mistakes along the way. But rather than dwelling on them or letting them hold you back, use them as opportunities to learn and grow. Ask yourself what you can learn from the experience and how you can do better next time.</text:p>
      <text:p text:style-name="P4">Embrace change and uncertainty. Life is full of surprises, and it's important to be flexible and adaptable. Embrace change and uncertainty as opportunities for growth, rather than letting them hold you back.</text:p>
      <text:p text:style-name="P4">Practice self-discipline and self-control. It's easy to get caught up in instant gratification and make decisions based on short-term pleasure. But to take control of your life and chart your own course, you have to be able to resist temptation and make choices based on long-term goals and values.</text:p>
      <text:p text:style-name="P4"><text:soft-page-break/>Seek out challenges. It can be tempting to play it safe and stick to what you know, but if you want to grow and improve, you have to be willing to push yourself out of your comfort zone. Seek out challenges and embrace them as opportunities to learn and grow.</text:p>
      <text:p text:style-name="P4">By following these tips and taking responsibility for your own life, you can start steering your own ship and charting a course towards the future you desire. Remember, you are the captain of your own ship, so take the reins and steer it in the direction you want to go. Don't let anyone else hold the reins, and don't let the chaos of the world hold you back. Embrace your personal autonomy and chart your own course towards a brighter future.</text:p>
      <text:p text:style-name="P4">Develop strong personal values. What do you believe in? What are your non-negotiables? Having a strong set of personal values will help you make decisions and navigate the journey of life with purpose and direction.</text:p>
      <text:p text:style-name="P4">Foster strong, supportive relationships. Life is a team sport, and it's important to surround yourself with people who will lift you up and support you on your journey. Seek out relationships with people who share your values and are willing to challenge and encourage you.</text:p>
      <text:p text:style-name="P4">Take care of your physical and mental health. You can't pour from an empty cup. It's important to take care of yourself so you have the energy and clarity to pursue your goals and navigate the journey of life. This means getting enough sleep, eating well, exercising, and taking time to relax and recharge.</text:p>
      <text:p text:style-name="P4">Practice emotional intelligence. Your emotions are a powerful force, and it's important to learn how to manage them effectively. This means being aware of your emotions, understanding where they come from, and learning how to regulate them in healthy ways.</text:p>
      <text:p text:style-name="P4">Practice forgiveness and release grudges. Holding onto resentment and anger will only weigh you down and hold you back. Practice forgiveness, not just for the sake of others, but for your own well-being. Let go of grudges and move on.</text:p>
      <text:p text:style-name="P4">Cultivate resilience and the ability to bounce back from challenges. Life is full of ups and downs, and it's important to have the resilience to bounce back from setbacks and challenges. Develop a growth mindset and believe in your own ability to overcome obstacles.</text:p>
      <text:p text:style-name="P4">Seek harmony in all areas of your life. It's easy to get caught up in the hustle and bustle of everyday life, but it's important to take time to find balance and harmony in all areas of your life. This means prioritizing your physical, mental, and emotional well-being, as well as your relationships and career.</text:p>
      <text:p text:style-name="P8"><text:span text:style-name="T9">Practice mindfulness too be present </text:span>in the moment. It's easy to get caught up in the past or worry about the future, but it's important to practice mindfulness and be present in the moment. This means letting go of distractions and being fully present in your experiences, both good and bad.</text:p>
      <text:p text:style-name="P4">Embrace your unique strengths and talents. You are a one-of-a-kind individual with your own unique strengths and talents. Embrace these qualities and let them guide you on your journey.</text:p>
      <text:p text:style-name="P4">Seek out opportunities for personal and professional growth. Don't be afraid to take on new challenges and seek out opportunities for growth and development. This could be through education, training, or new experiences.</text:p>
      <text:p text:style-name="P4"><text:soft-page-break/>Practice gratitude and focus on the positive. It's easy to get caught up in the negative, but practicing gratitude and focusing on the positive can have a powerful impact on your well-being and overall outlook on life.</text:p>
      <text:p text:style-name="P4">Practice self-compassion. It's important to be kind and understanding with yourself, especially when you make mistakes or face challenges. Remember that you are human and it's okay to not be perfect.</text:p>
      <text:p text:style-name="P4">Take time for relaxation and leisure. It's important to make time for relaxation and leisure activities that bring you joy and help you recharge. This could be hobbies, spending time with loved ones, or simply taking a break and doing nothing.</text:p>
      <text:p text:style-name="P4">Foster a sense of purpose and meaning. What gives your life purpose and meaning? What are your passions and values? Seek out opportunities to align your actions with these things and cultivate a sense of purpose and meaning in your life.</text:p>
      <text:p text:style-name="P4">And finally, embrace your shadow side. As Carl Jung famously said, "Everything that is not brought to consciousness appears in the world as fate." Embracing your shadow side means bringing to light the unconscious aspects of yourself and integrating them into your conscious awareness. This can be a difficult and challenging process, but it is an essential step in personal growth and self-understanding. By acknowledging and embracing your shadow side, you can gain greater control over your life and make more authentic and meaningful choices.</text:p>
      <text:p text:style-name="P4">By following these tips and taking responsibility for your own life, you can start steering your own ship and charting a course towards the future you desire. Remember, you are the captain of your own ship, so take the reins and steer it in the direction you want to go. Don't let anyone else hold the reins, and don't let the chaos of the world hold you back. Embrace your personal autonomy and chart your own course towards a brighter future.</text:p>
      <text:p text:style-name="P7"><text:s/></text:p>
      <text:p text:style-name="Text_20_body"><text:span text:style-name="Source_20_Tex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26T21:41:33.415000000</meta:creation-date>
    <dc:date>2022-12-26T23:10:29.378000000</dc:date>
    <meta:editing-duration>PT26M34S</meta:editing-duration>
    <meta:editing-cycles>1</meta:editing-cycles>
    <meta:document-statistic meta:table-count="0" meta:image-count="0" meta:object-count="0" meta:page-count="4" meta:paragraph-count="53" meta:word-count="1763" meta:character-count="10259" meta:non-whitespace-character-count="8568"/>
    <meta:generator>LibreOffice/7.3.4.2$Windows_X86_64 LibreOffice_project/728fec16bd5f605073805c3c9e7c4212a0120dc5</meta:generator>
  </office:meta>
</office:document-meta>
</file>